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ccc" officeooo:paragraph-rsid="001b2ccc" style:font-weight-asian="bold" style:font-weight-complex="bold"/>
    </style:style>
    <style:style style:name="P2" style:family="paragraph" style:parent-style-name="Standard">
      <style:text-properties fo:font-weight="bold" officeooo:rsid="001ba8bb" officeooo:paragraph-rsid="001e02f9" style:font-weight-asian="bold" style:font-weight-complex="bold"/>
    </style:style>
    <style:style style:name="P3" style:family="paragraph" style:parent-style-name="Standard">
      <style:text-properties fo:font-weight="normal" officeooo:rsid="001e02f9" officeooo:paragraph-rsid="001e02f9" style:font-weight-asian="normal" style:font-weight-complex="normal"/>
    </style:style>
    <style:style style:name="P4" style:family="paragraph" style:parent-style-name="Standard">
      <style:text-properties fo:font-weight="normal" officeooo:rsid="0020aa6c" officeooo:paragraph-rsid="001f101f" style:font-weight-asian="normal" style:font-weight-complex="normal"/>
    </style:style>
    <style:style style:name="P5" style:family="paragraph" style:parent-style-name="Standard">
      <style:text-properties fo:font-weight="normal" officeooo:rsid="001f101f" officeooo:paragraph-rsid="001f101f" style:font-weight-asian="normal" style:font-weight-complex="normal"/>
    </style:style>
    <style:style style:name="P6" style:family="paragraph" style:parent-style-name="Standard">
      <style:text-properties fo:font-weight="normal" officeooo:rsid="001ba8bb" officeooo:paragraph-rsid="001ba8bb" style:font-weight-asian="normal" style:font-weight-complex="normal"/>
    </style:style>
    <style:style style:name="P7" style:family="paragraph" style:parent-style-name="Standard">
      <style:text-properties fo:font-weight="normal" officeooo:rsid="0020f7c9" officeooo:paragraph-rsid="0020f7c9" style:font-weight-asian="normal" style:font-weight-complex="normal"/>
    </style:style>
    <style:style style:name="P8" style:family="paragraph" style:parent-style-name="Standard">
      <style:text-properties fo:font-weight="normal" officeooo:rsid="0022a4a0" officeooo:paragraph-rsid="0022a4a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2f9" style:font-weight-asian="normal" style:font-weight-complex="normal"/>
    </style:style>
    <style:style style:name="T3" style:family="text">
      <style:text-properties fo:font-weight="normal" officeooo:rsid="001ec31b" style:font-weight-asian="normal" style:font-weight-complex="normal"/>
    </style:style>
    <style:style style:name="T4" style:family="text">
      <style:text-properties fo:font-weight="normal" officeooo:rsid="001f101f" style:font-weight-asian="normal" style:font-weight-complex="normal"/>
    </style:style>
    <style:style style:name="T5" style:family="text">
      <style:text-properties fo:font-weight="normal" officeooo:rsid="001f20d8" style:font-weight-asian="normal" style:font-weight-complex="normal"/>
    </style:style>
    <style:style style:name="T6" style:family="text">
      <style:text-properties fo:font-weight="normal" officeooo:rsid="0020aa6c" style:font-weight-asian="normal" style:font-weight-complex="normal"/>
    </style:style>
    <style:style style:name="T7" style:family="text">
      <style:text-properties fo:font-weight="normal" officeooo:rsid="00261ccb" style:font-weight-asian="normal" style:font-weight-complex="normal"/>
    </style:style>
    <style:style style:name="T8" style:family="text">
      <style:text-properties fo:font-weight="normal" officeooo:rsid="00270070" style:font-weight-asian="normal" style:font-weight-complex="normal"/>
    </style:style>
    <style:style style:name="T9" style:family="text">
      <style:text-properties fo:font-weight="normal" officeooo:rsid="0027aa5e" style:font-weight-asian="normal" style:font-weight-complex="normal"/>
    </style:style>
    <style:style style:name="T10" style:family="text">
      <style:text-properties officeooo:rsid="001ec3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Quantification of the impact of un</text:span>certaint<text:span text:style-name="T10">y in the input data</text:span></text:p>
      <text:p text:style-name="P2"><text:span text:style-name="T1">An analysis of the impact of uncertainties in the input data on across shelf transport </text:span><text:span text:style-name="T2">of Ekman current, geostrophic current and stokes drift </text:span><text:span text:style-name="T1">was conducted.</text:span></text:p>
      <text:p text:style-name="P3"/>
      <text:p text:style-name="Text_20_body"><text:span text:style-name="T7">Reported uncertainty in the GlobCurrent reanalysis product (REF: </text:span><text:span text:style-name="T8">Chapron 2015;</text:span><text:span text:style-name="T7"> </text:span><text:span text:style-name="T8">Rio 2014…</text:span><text:span text:style-name="T7">) </text:span><text:span text:style-name="T9">is 0.135 m.</text:span><text:span text:style-name="T5">were acquired from t</text:span><text:span text:style-name="T4">he</text:span><text:span text:style-name="T2"> </text:span><text:span text:style-name="T3">GlobWave </text:span><text:span text:style-name="T4">global wave model data products </text:span><text:span text:style-name="T6">[ref]</text:span><text:span text:style-name="T4">. </text:span><text:span text:style-name="T6">These data have an estimated error of ??.?? for each …..</text:span></text:p>
      <text:p text:style-name="P4"/>
      <text:p text:style-name="P5">WaveWatch III – stokes drift.</text:p>
      <text:p text:style-name="P6"/>
      <text:p text:style-name="P6"/>
      <text:p text:style-name="P7">In order to understand the effect that different levels of error have on our results, we simulated error as different levels.</text:p>
      <text:p text:style-name="P7"/>
      <text:p text:style-name="P7"/>
      <text:p text:style-name="P7"/>
      <text:p text:style-name="P7"/>
      <text:p text:style-name="P8">Expected SKIM error ~ 0.04 m??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2:06:36.150029525</meta:creation-date>
    <meta:generator>LibreOffice/6.0.7.3$Linux_X86_64 LibreOffice_project/00m0$Build-3</meta:generator>
    <dc:date>2019-06-04T16:17:34.176513580</dc:date>
    <meta:editing-duration>PT48M13S</meta:editing-duration>
    <meta:editing-cycles>13</meta:editing-cycles>
    <meta:document-statistic meta:table-count="0" meta:image-count="0" meta:object-count="0" meta:page-count="1" meta:paragraph-count="6" meta:word-count="102" meta:character-count="630" meta:non-whitespace-character-count="533"/>
  </office:meta>
</office:document-meta>
</file>